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afae" officeooo:paragraph-rsid="001eafae"/>
    </style:style>
    <style:style style:name="P2" style:family="paragraph" style:parent-style-name="Preformatted_20_Text">
      <style:text-properties officeooo:rsid="001eafae" officeooo:paragraph-rsid="0023d1ab"/>
    </style:style>
    <style:style style:name="P3" style:family="paragraph" style:parent-style-name="Preformatted_20_Text">
      <style:text-properties officeooo:rsid="0023341f" officeooo:paragraph-rsid="0023341f"/>
    </style:style>
    <style:style style:name="P4" style:family="paragraph" style:parent-style-name="Preformatted_20_Text">
      <style:text-properties officeooo:paragraph-rsid="0023341f"/>
    </style:style>
    <style:style style:name="P5" style:family="paragraph" style:parent-style-name="Preformatted_20_Text">
      <style:text-properties officeooo:paragraph-rsid="00264f70"/>
    </style:style>
    <style:style style:name="P6" style:family="paragraph" style:parent-style-name="Preformatted_20_Text">
      <style:text-properties fo:font-style="italic" officeooo:rsid="0023d1ab" officeooo:paragraph-rsid="0023d1ab" style:font-style-asian="italic" style:font-style-complex="italic"/>
    </style:style>
    <style:style style:name="P7" style:family="paragraph" style:parent-style-name="Preformatted_20_Text">
      <style:text-properties officeooo:paragraph-rsid="002a58f9"/>
    </style:style>
    <style:style style:name="P8" style:family="paragraph" style:parent-style-name="Standard">
      <style:text-properties officeooo:paragraph-rsid="001eafae"/>
    </style:style>
    <style:style style:name="P9" style:family="paragraph" style:parent-style-name="Standard">
      <style:text-properties style:font-name="Liberation Mono" fo:font-size="10pt" officeooo:rsid="001eafae" officeooo:paragraph-rsid="001eafae" style:font-name-asian="Noto Sans Mono CJK SC" style:font-size-asian="10pt" style:font-name-complex="Liberation Mono" style:font-size-complex="10pt"/>
    </style:style>
    <style:style style:name="P10" style:family="paragraph" style:parent-style-name="Text_20_body">
      <style:text-properties officeooo:rsid="001eafae" officeooo:paragraph-rsid="001eafae"/>
    </style:style>
    <style:style style:name="P11" style:family="paragraph" style:parent-style-name="Text_20_body">
      <style:text-properties officeooo:rsid="001eafae" officeooo:paragraph-rsid="002a58f9"/>
    </style:style>
    <style:style style:name="P12" style:family="paragraph" style:parent-style-name="Text_20_body">
      <style:text-properties officeooo:rsid="0023341f" officeooo:paragraph-rsid="0023341f"/>
    </style:style>
    <style:style style:name="P13" style:family="paragraph" style:parent-style-name="Text_20_body">
      <style:text-properties officeooo:rsid="00264f70" officeooo:paragraph-rsid="00264f70"/>
    </style:style>
    <style:style style:name="P14" style:family="paragraph" style:parent-style-name="Text_20_body">
      <style:text-properties officeooo:paragraph-rsid="00218284"/>
    </style:style>
    <style:style style:name="P15" style:family="paragraph" style:parent-style-name="Text_20_body">
      <style:text-properties officeooo:rsid="002db8dd" officeooo:paragraph-rsid="002db8dd"/>
    </style:style>
    <style:style style:name="P16" style:family="paragraph" style:parent-style-name="Text_20_body">
      <style:text-properties officeooo:rsid="0029dea0" officeooo:paragraph-rsid="0029dea0"/>
    </style:style>
    <style:style style:name="P17" style:family="paragraph" style:parent-style-name="Heading">
      <style:text-properties officeooo:rsid="002f67e2" officeooo:paragraph-rsid="002f67e2"/>
    </style:style>
    <style:style style:name="P18" style:family="paragraph" style:parent-style-name="Heading_20_1">
      <style:text-properties officeooo:rsid="0023d1ab" officeooo:paragraph-rsid="0023d1ab"/>
    </style:style>
    <style:style style:name="P19" style:family="paragraph" style:parent-style-name="Preformatted_20_Text">
      <style:text-properties officeooo:paragraph-rsid="002f67e2"/>
    </style:style>
    <style:style style:name="P20" style:family="paragraph" style:parent-style-name="Standard">
      <style:text-properties officeooo:rsid="002f67e2" officeooo:paragraph-rsid="002f67e2"/>
    </style:style>
    <style:style style:name="P21" style:family="paragraph" style:parent-style-name="Standard">
      <style:text-properties officeooo:paragraph-rsid="002f67e2"/>
    </style:style>
    <style:style style:name="P22" style:family="paragraph" style:parent-style-name="Text_20_body">
      <style:text-properties officeooo:rsid="002db8dd" officeooo:paragraph-rsid="002db8dd"/>
    </style:style>
    <style:style style:name="P23" style:family="paragraph" style:parent-style-name="Text_20_body">
      <style:text-properties officeooo:paragraph-rsid="002710a0"/>
    </style:style>
    <style:style style:name="P24" style:family="paragraph" style:parent-style-name="Text_20_body">
      <style:text-properties officeooo:rsid="002f67e2" officeooo:paragraph-rsid="002f67e2"/>
    </style:style>
    <style:style style:name="T1" style:family="text">
      <style:text-properties officeooo:rsid="001eaf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afae" style:font-weight-asian="normal" style:font-weight-complex="normal"/>
    </style:style>
    <style:style style:name="T4" style:family="text">
      <style:text-properties fo:font-weight="normal" officeooo:rsid="0023d1ab" style:font-weight-asian="normal" style:font-weight-complex="normal"/>
    </style:style>
    <style:style style:name="T5" style:family="text">
      <style:text-properties fo:font-weight="normal" officeooo:rsid="0026944b" style:font-weight-asian="normal" style:font-weight-complex="normal"/>
    </style:style>
    <style:style style:name="T6" style:family="text">
      <style:text-properties style:font-name="Liberation Mono" fo:font-size="10pt" officeooo:rsid="001fce04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4f70" style:font-size-asian="10pt" style:font-size-complex="10pt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style="italic" fo:font-weight="bold" officeooo:rsid="001fce04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Liberation Mono" fo:font-size="10pt" fo:font-style="normal" fo:font-weight="bold" officeooo:rsid="001fce04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style:font-name="Ubuntu Mono" fo:font-size="10.5pt" fo:font-style="normal" fo:font-weight="normal" officeooo:rsid="001eafae" style:font-name-asian="Noto Sans Mono CJK SC" style:font-size-asian="10.5pt" style:font-style-asian="normal" style:font-weight-asian="normal" style:font-name-complex="Liberation Mono" style:font-size-complex="10pt"/>
    </style:style>
    <style:style style:name="T12" style:family="text">
      <style:text-properties fo:color="#000000" style:font-name="Ubuntu Mono" fo:font-size="10.5pt" fo:font-style="normal" fo:font-weight="normal" officeooo:rsid="001fce04" style:font-name-asian="Noto Sans Mono CJK SC" style:font-size-asian="10.5pt" style:font-style-asian="normal" style:font-weight-asian="normal" style:font-name-complex="Liberation Mono" style:font-size-complex="10pt"/>
    </style:style>
    <style:style style:name="T13" style:family="text">
      <style:text-properties fo:color="#000000" style:font-name="Ubuntu Mono1" fo:font-size="10.5pt" fo:font-style="normal" fo:font-weight="normal" style:font-size-asian="10.5pt" style:font-style-asian="normal" style:font-weight-asian="normal"/>
    </style:style>
    <style:style style:name="T14" style:family="text">
      <style:text-properties fo:color="#000000" style:font-name="Ubuntu Mono1" fo:font-size="10.5pt" fo:font-style="normal" fo:font-weight="normal" officeooo:rsid="002f67e2" style:font-size-asian="10.5pt" style:font-style-asian="normal" style:font-weight-asian="normal"/>
    </style:style>
    <style:style style:name="T15" style:family="text">
      <style:text-properties officeooo:rsid="001fce04"/>
    </style:style>
    <style:style style:name="T16" style:family="text">
      <style:text-properties fo:font-style="italic" officeooo:rsid="0023d1ab" style:font-style-asian="italic" style:font-style-complex="italic"/>
    </style:style>
    <style:style style:name="T17" style:family="text">
      <style:text-properties fo:font-style="italic" officeooo:rsid="0026944b" style:font-style-asian="italic" style:font-style-complex="italic"/>
    </style:style>
    <style:style style:name="T18" style:family="text">
      <style:text-properties officeooo:rsid="00218284"/>
    </style:style>
    <style:style style:name="T19" style:family="text">
      <style:text-properties officeooo:rsid="0023341f"/>
    </style:style>
    <style:style style:name="T20" style:family="text">
      <style:text-properties officeooo:rsid="0023d1ab"/>
    </style:style>
    <style:style style:name="T21" style:family="text">
      <style:text-properties officeooo:rsid="00264f70"/>
    </style:style>
    <style:style style:name="T22" style:family="text">
      <style:text-properties officeooo:rsid="0026944b"/>
    </style:style>
    <style:style style:name="T23" style:family="text">
      <style:text-properties officeooo:rsid="002a58f9"/>
    </style:style>
    <style:style style:name="T24" style:family="text">
      <style:text-properties officeooo:rsid="002f67e2"/>
    </style:style>
    <style:style style:name="T25" style:family="text">
      <style:text-properties officeooo:rsid="002710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Initialization (ini) files</text:p>
      <text:p text:style-name="P10">QDL support a plain text file format. This allows an application to read a configuration information in a structured way. <text:span text:style-name="T23">In essence, this is just an ASCII/text way to write a single stem. </text:span><text:s/><text:span text:style-name="T20">Why have them? So that there is a </text:span><text:span text:style-name="T23">simple, </text:span><text:span text:style-name="T20">consistent, text-based way to send along configuration and initialization information to an application. </text:span><text:span text:style-name="T23">No special knowledge of QDL or programming is needed to write an ini file. Also, ini files solve the “bootstrapping problem” of how to start a complex system. The easiest way is to have external information which </text:span><text:span text:style-name="T20"><text:s/>has to exist out side of the system and should be in an easily editable format.</text:span></text:p>
      <text:h text:style-name="P18" text:outline-level="1">File syntax</text:h>
      <text:p text:style-name="Preformatted_20_Text"><text:bookmark-start text:name="__DdeLink__119331_2530790931"/>[section<text:span text:style-name="T24">(.x)*</text:span>]</text:p>
      <text:p text:style-name="P1">line: name =|:= entry (,entry)*</text:p>
      <text:p text:style-name="P1"/>
      <text:p text:style-name="P1">entry: boolean | integer | decimal | scientific number | ‘string’;</text:p>
      <text:p text:style-name="P1"/>
      <text:p text:style-name="P2"><text:span text:style-name="T20">comment: </text:span>// <text:bookmark-end text:name="__DdeLink__119331_2530790931"/><text:span text:style-name="T16">.* </text:span><text:span text:style-name="T17">| /* .* */</text:span></text:p>
      <text:p text:style-name="P6"><text:s/></text:p>
      <text:p text:style-name="Text_20_body">the section and name are identifiers – standard syntax for variable name in QDL applies. <text:span text:style-name="T24">If the section identifiers have embedded periods, they will be turned into stem entries as well. </text:span><text:span text:style-name="T19">A</text:span><text:span text:style-name="T18"> line may have multiple entries separated by commas which will be turned into a list. <text:s/></text:span><text:span text:style-name="T22">You may have blank lines.</text:span></text:p>
      <text:p text:style-name="P15">Unlike QDL, each entry is restricted to a single line and does not end with a ; (semi-colon). If you end a line with a semi-colon, it is ignored. </text:p>
      <text:p text:style-name="P16">Extra commas are ignored.</text:p>
      <text:p text:style-name="P15">Multiple entries on a line are turned in to a list.</text:p>
      <text:p text:style-name="P14"><text:span text:style-name="T1">A </text:span>comment <text:span text:style-name="T3">is </text:span><text:span text:style-name="T5">either from a // (double slash) to the end of the line or anything between /* . . . */, which may span multiple lines. </text:span><text:span text:style-name="T3"><text:s/></text:span><text:span text:style-name="T4">You may have these anywhere and in any number. They will be discarded in parsing.</text:span></text:p>
      <text:h text:style-name="Heading_20_2" text:outline-level="2"><text:span text:style-name="T4">R</text:span><text:span text:style-name="T2">eading an ini file</text:span></text:h>
      <text:p text:style-name="P10"><text:s/>You access these in the workspace by issuing a <text:span text:style-name="T8">file_read</text:span> with the type of 2. The result is a stem of the form</text:p>
      <text:p text:style-name="Preformatted_20_Text"><text:span text:style-name="T1">stem.section.name0 := </text:span><text:span text:style-name="T19">line entry</text:span><text:span text:style-name="T1"><text:line-break/>stem.section.name1 := </text:span><text:span text:style-name="T19">line entry</text:span></text:p>
      <text:p text:style-name="Preformatted_20_Text"/>
      <text:p text:style-name="Heading">Example</text:p>
      <text:p text:style-name="P11"><text:span text:style-name="T19">Let’s say we have an ini file </text:span><text:span text:style-name="T9">/</text:span><text:span text:style-name="T10">tmp/sample.ini</text:span><text:span text:style-name="T19">:</text:span></text:p>
      <text:p text:style-name="P8"><text:bookmark text:name="__DdeLink__87026_2530790931"/><text:span text:style-name="T11">// last modified on 1 April 20</text:span><text:span text:style-name="T12">2</text:span><text:span text:style-name="T11">1 by Robespierre Braithwate.</text:span><text:line-break/><text:span text:style-name="T13">[owner]</text:span><text:line-break/><text:span text:style-name="T13">name='Fiona Smythe'</text:span><text:line-break/><text:soft-page-break/><text:span text:style-name="T13">organization := 'Big State University/Physics','Big State University/Astronomy'</text:span><text:line-break/><text:line-break/><text:span text:style-name="T13">[database]</text:span><text:line-break/><text:span text:style-name="T13"># use IP address in case network name resolution is not working</text:span><text:line-break/><text:span text:style-name="T13">server= '192.168.1.42'</text:span><text:line-break/><text:span text:style-name="T13">port=1029</text:span></text:p>
      <text:p text:style-name="P9"/>
      <text:p text:style-name="P10">The resulting stem the<text:span text:style-name="T15">n </text:span></text:p>
      <text:p text:style-name="Preformatted_20_Text"><text:s text:c="2"/><text:span text:style-name="T19">ini. := </text:span>file_read('/<text:span text:style-name="T6">tmp</text:span>/sample.ini',2);</text:p>
      <text:p text:style-name="Preformatted_20_Text"><text:s text:c="2"/><text:span text:style-name="T19">ini.</text:span></text:p>
      <text:p text:style-name="Preformatted_20_Text"/>
      <text:p text:style-name="Preformatted_20_Text">{</text:p>
      <text:p text:style-name="Preformatted_20_Text"><text:s/>owner: {</text:p>
      <text:p text:style-name="Preformatted_20_Text"><text:s text:c="2"/>organization: <text:s/>['Big State University/Physics','Big State University/Astronomy'],</text:p>
      <text:p text:style-name="Preformatted_20_Text"><text:s text:c="2"/>name:'Fiona Smythe'</text:p>
      <text:p text:style-name="Preformatted_20_Text"><text:s/>},</text:p>
      <text:p text:style-name="Preformatted_20_Text"><text:s/>database: {</text:p>
      <text:p text:style-name="Preformatted_20_Text"><text:s text:c="2"/>server:'192.168.1.42',</text:p>
      <text:p text:style-name="Preformatted_20_Text"><text:s text:c="2"/>port:1029</text:p>
      <text:p text:style-name="Preformatted_20_Text"><text:s/>}</text:p>
      <text:p text:style-name="Preformatted_20_Text">}</text:p>
      <text:p text:style-name="Preformatted_20_Text"/>
      <text:p text:style-name="P12">So if you want to access the information for the owner name, you issue</text:p>
      <text:p text:style-name="P4"><text:s text:c="2"/><text:span text:style-name="T19">ini.owner.name</text:span></text:p>
      <text:p text:style-name="P3">Fiona Smythe</text:p>
      <text:p text:style-name="P3"/>
      <text:h text:style-name="Heading_20_1" text:outline-level="1">Writing <text:span text:style-name="T21">ini files from stems</text:span></text:h>
      <text:p text:style-name="P13">You can simply save a stem as an ini file by using </text:p>
      <text:p text:style-name="Preformatted_20_Text">file_write(file_name, contents., 2)</text:p>
      <text:p text:style-name="P13"/>
      <text:p text:style-name="Text_20_body"><text:span text:style-name="T21">where the final argument, 2, tells the system to convert </text:span><text:span text:style-name="T7">contents. </text:span>Do note that <text:span text:style-name="T21">ini files are substantially simpler than a general stem. Values may be scalars or simple lists of scalars and attempts to write something more complex will throw an exception (because there is no good way for a user to enter such a thing without effectively having it all be just QDL). </text:span></text:p>
      <text:p text:style-name="Heading">Example</text:p>
      <text:p text:style-name="P13">If you have the following stem <text:span text:style-name="T23">(line breaks added)</text:span></text:p>
      <text:p text:style-name="P7"><text:s text:c="4"/>my_ini. := </text:p>
      <text:p text:style-name="P7"><text:s text:c="3"/>{'owner':</text:p>
      <text:p text:style-name="P7"><text:s text:c="5"/>{'organization':</text:p>
      <text:p text:style-name="P7"><text:s text:c="8"/>['Big State University/Physics','Big State University/Astronomy'],</text:p>
      <text:p text:style-name="P7"><text:s text:c="7"/>'name':'Fiona Smythe'</text:p>
      <text:p text:style-name="P7"><text:s text:c="5"/>}, </text:p>
      <text:p text:style-name="P7"><text:s text:c="4"/>'database':{'server':'192.168.1.42', 'port':1029}</text:p>
      <text:p text:style-name="P7"><text:s text:c="3"/>};</text:p>
      <text:p text:style-name="P13"/>
      <text:p text:style-name="P13">Then you can save it to an ini file, /tmp/my.ini by issuing</text:p>
      <text:p text:style-name="P5"><text:soft-page-break/><text:s text:c="4"/>file_write('/tmp/my.ini', my_ini., 2);</text:p>
      <text:p text:style-name="Preformatted_20_Text">true</text:p>
      <text:p text:style-name="Preformatted_20_Text"/>
      <text:p text:style-name="P23"><text:span text:style-name="T24">W</text:span><text:span text:style-name="T25">hen saving stems as ini files, there is no way to put in comments.</text:span></text:p>
      <text:p text:style-name="P17">Example with section stem names</text:p>
      <text:p text:style-name="P24">In this example, a more complex topology of the stem is made. The section names have embedded periods, which means the section is turned into its own stem.</text:p>
      <text:p text:style-name="P24">The ini file</text:p>
      <text:p text:style-name="Preformatted_20_Text">// test file for QDL ini format.<text:line-break/> [qwe ]<text:line-break/> q:='test'<text:line-break/><text:line-break/>a := .456, -47,,, true<text:line-break/>// foo<text:line-break/>b = 'p',,,'q', 345.66, -3.13E17<text:line-break/><text:line-break/>[blarf]<text:line-break/><text:line-break/>z := -234,65.34,'bar'<text:line-break/><text:line-break/>[woof.foo]<text:line-break/> q := 42<text:line-break/><text:span text:style-name="T14"> </text:span></text:p>
      <text:p text:style-name="P20"/>
      <text:p text:style-name="P19">becomes the stem<text:line-break/>{blarf : {z : [-234,65.34,bar]}, </text:p>
      <text:p text:style-name="P19"><text:s text:c="3"/>qwe : {a : [0.456,-47,true], <text:s/></text:p>
      <text:p text:style-name="P19"><text:s text:c="10"/>b : [p,q,345.66,-3.13E17], </text:p>
      <text:p text:style-name="P19"><text:s text:c="10"/>q : test}, <text:s/></text:p>
      <text:p text:style-name="P19"><text:s text:c="2"/>woof : {foo : {q:42}}}</text:p>
      <text:p text:style-name="Standard"/>
      <text:p text:style-name="P21"><text:span text:style-name="T24">This has its uses, but should not be overused since it reduces readability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ff"/>
      <style:paragraph-properties fo:margin-top="0in" fo:margin-bottom="0in" loext:contextual-spacing="false" fo:background-color="#0000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18:16.940941697</meta:creation-date>
    <dc:date>2023-03-08T13:47:19.715310248</dc:date>
    <meta:editing-duration>P9DT15H8M2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63" meta:word-count="642" meta:character-count="3936" meta:non-whitespace-character-count="3239"/>
  </office:meta>
</office:document-meta>
</file>